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-width="0.1cm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1cm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Simulation von Flüssigkeiten</text:p>
              </text:list-item>
              <text:list-item>
                <text:p text:style-name="P1"><text:s/>Basierend auf Partikeln </text:p>
              </text:list-item>
              <text:list-item>
                <text:p text:style-name="P1"><text:s/>Implementation als n-Body-System</text:p>
              </text:list-item>
              <text:list-item>
                <text:p text:style-name="P1"><text:s/>Visualisierung mittels Oberflächenerzeugung und Derrefered Sh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mplementiert als n-Body-System</text:p>
              </text:list-item>
            </text:list>
          </draw:text-box>
        </draw:frame>
        <draw:custom-shape draw:style-name="gr2" draw:text-style-name="P2" xml:id="id3" draw:id="id3" draw:layer="layout" svg:width="1.2cm" svg:height="1.2cm" svg:x="6cm" svg:y="6.8cm">
          <text:p text:style-name="P2">P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1.2cm" svg:height="1.2cm" svg:x="2cm" svg:y="6.8cm">
          <text:p text:style-name="P2">P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1.2cm" svg:height="1.2cm" svg:x="10cm" svg:y="6.8cm">
          <text:p text:style-name="P2">P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1.2cm" svg:height="1.2cm" svg:x="14cm" svg:y="6.8cm">
          <text:p text:style-name="P2">P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1.2cm" svg:height="1.2cm" svg:x="18cm" svg:y="6.8cm">
          <text:p text:style-name="P2">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1.2cm" svg:height="1.2cm" svg:x="24cm" svg:y="6.8cm">
          <text:p text:style-name="P2">P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1.2cm" svg:height="1.2cm" svg:x="2cm" svg:y="10.8cm">
          <text:p text:style-name="P2">V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1.2cm" svg:height="1.2cm" svg:x="6cm" svg:y="10.8cm">
          <text:p text:style-name="P2">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" draw:id="id9" draw:layer="layout" svg:width="1.2cm" svg:height="1.2cm" svg:x="10cm" svg:y="10.8cm">
          <text:p text:style-name="P2">V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1.2cm" svg:height="1.2cm" svg:x="14cm" svg:y="10.8cm">
          <text:p text:style-name="P2">V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1.2cm" svg:height="1.2cm" svg:x="18cm" svg:y="10.8cm">
          <text:p text:style-name="P2">V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1.2cm" svg:height="1.2cm" svg:x="24cm" svg:y="10.8cm">
          <text:p text:style-name="P2">V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2.6cm" svg:y1="8cm" svg:x2="2.6cm" svg:y2="10.8cm" draw:start-shape="id1" draw:start-glue-point="6" draw:end-shape="id2" draw:end-glue-point="4" svg:d="m2600 8000v2800">
          <text:p/>
        </draw:connector>
        <draw:connector draw:style-name="gr3" draw:text-style-name="P2" draw:layer="layout" draw:type="line" svg:x1="6.6cm" svg:y1="8cm" svg:x2="2.6cm" svg:y2="10.8cm" draw:start-shape="id3" draw:start-glue-point="6" draw:end-shape="id2" draw:end-glue-point="4" svg:d="m6600 8000-4000 2800">
          <text:p/>
        </draw:connector>
        <draw:connector draw:style-name="gr3" draw:text-style-name="P2" draw:layer="layout" draw:type="line" svg:x1="10.6cm" svg:y1="8cm" svg:x2="2.6cm" svg:y2="10.8cm" draw:start-shape="id4" draw:start-glue-point="6" draw:end-shape="id2" draw:end-glue-point="4" svg:d="m10600 8000-8000 2800">
          <text:p/>
        </draw:connector>
        <draw:connector draw:style-name="gr3" draw:text-style-name="P2" draw:layer="layout" draw:type="line" svg:x1="14.6cm" svg:y1="8cm" svg:x2="2.6cm" svg:y2="10.8cm" draw:start-shape="id5" draw:start-glue-point="6" draw:end-shape="id2" draw:end-glue-point="4" svg:d="m14600 8000-12000 2800">
          <text:p/>
        </draw:connector>
        <draw:connector draw:style-name="gr3" draw:text-style-name="P2" draw:layer="layout" draw:type="line" svg:x1="18.6cm" svg:y1="8cm" svg:x2="2.6cm" svg:y2="10.8cm" draw:start-shape="id6" draw:start-glue-point="6" draw:end-shape="id2" draw:end-glue-point="4" svg:d="m18600 8000-16000 2800">
          <text:p/>
        </draw:connector>
        <draw:connector draw:style-name="gr3" draw:text-style-name="P2" draw:layer="layout" draw:type="line" svg:x1="24.6cm" svg:y1="8cm" svg:x2="2.6cm" svg:y2="10.8cm" draw:start-shape="id7" draw:start-glue-point="6" draw:end-shape="id2" draw:end-glue-point="4" svg:d="m24600 8000-22000 2800">
          <text:p/>
        </draw:connector>
        <draw:connector draw:style-name="gr3" draw:text-style-name="P2" draw:layer="layout" draw:type="line" svg:x1="2.6cm" svg:y1="8cm" svg:x2="6.6cm" svg:y2="10.8cm" draw:start-shape="id1" draw:start-glue-point="6" draw:end-shape="id8" draw:end-glue-point="4" svg:d="m2600 8000 4000 2800">
          <text:p/>
        </draw:connector>
        <draw:connector draw:style-name="gr3" draw:text-style-name="P2" draw:layer="layout" draw:type="line" svg:x1="6.6cm" svg:y1="8cm" svg:x2="6.6cm" svg:y2="10.8cm" draw:start-shape="id3" draw:start-glue-point="6" draw:end-shape="id8" draw:end-glue-point="4" svg:d="m6600 8000v2800">
          <text:p/>
        </draw:connector>
        <draw:connector draw:style-name="gr3" draw:text-style-name="P2" draw:layer="layout" draw:type="line" svg:x1="10.6cm" svg:y1="8cm" svg:x2="6.6cm" svg:y2="10.8cm" draw:start-shape="id4" draw:start-glue-point="6" draw:end-shape="id8" svg:d="m10600 8000-4000 2800">
          <text:p/>
        </draw:connector>
        <draw:connector draw:style-name="gr3" draw:text-style-name="P2" draw:layer="layout" draw:type="line" svg:x1="14.6cm" svg:y1="8cm" svg:x2="6.6cm" svg:y2="10.8cm" draw:start-shape="id5" draw:start-glue-point="6" draw:end-shape="id8" draw:end-glue-point="4" svg:d="m14600 8000-8000 2800">
          <text:p/>
        </draw:connector>
        <draw:connector draw:style-name="gr3" draw:text-style-name="P2" draw:layer="layout" draw:type="line" svg:x1="18.6cm" svg:y1="8cm" svg:x2="6.6cm" svg:y2="10.8cm" draw:start-shape="id6" draw:start-glue-point="6" draw:end-shape="id8" draw:end-glue-point="4" svg:d="m18600 8000-12000 2800">
          <text:p/>
        </draw:connector>
        <draw:connector draw:style-name="gr3" draw:text-style-name="P2" draw:layer="layout" draw:type="line" svg:x1="24.6cm" svg:y1="8cm" svg:x2="6.6cm" svg:y2="10.8cm" draw:start-shape="id7" draw:start-glue-point="6" draw:end-shape="id8" draw:end-glue-point="4" svg:d="m24600 8000-18000 2800">
          <text:p/>
        </draw:connector>
        <draw:connector draw:style-name="gr3" draw:text-style-name="P2" draw:layer="layout" draw:type="line" svg:x1="2.6cm" svg:y1="8cm" svg:x2="10.6cm" svg:y2="10.8cm" draw:start-shape="id1" draw:start-glue-point="6" draw:end-shape="id9" draw:end-glue-point="4" svg:d="m2600 8000 8000 2800">
          <text:p/>
        </draw:connector>
        <draw:connector draw:style-name="gr3" draw:text-style-name="P2" draw:layer="layout" draw:type="line" svg:x1="6.6cm" svg:y1="8cm" svg:x2="10.6cm" svg:y2="10.8cm" draw:start-shape="id3" draw:start-glue-point="6" draw:end-shape="id9" draw:end-glue-point="4" svg:d="m6600 8000 4000 2800">
          <text:p/>
        </draw:connector>
        <draw:connector draw:style-name="gr3" draw:text-style-name="P2" draw:layer="layout" draw:type="line" svg:x1="10.6cm" svg:y1="8cm" svg:x2="10.6cm" svg:y2="10.8cm" draw:start-shape="id4" draw:start-glue-point="6" draw:end-shape="id9" svg:d="m10600 8000v2800">
          <text:p/>
        </draw:connector>
        <draw:connector draw:style-name="gr3" draw:text-style-name="P2" draw:layer="layout" draw:type="line" svg:x1="14.6cm" svg:y1="8cm" svg:x2="10.6cm" svg:y2="10.8cm" draw:start-shape="id5" draw:start-glue-point="6" draw:end-shape="id9" draw:end-glue-point="4" svg:d="m14600 8000-4000 2800">
          <text:p/>
        </draw:connector>
        <draw:connector draw:style-name="gr3" draw:text-style-name="P2" draw:layer="layout" draw:type="line" svg:x1="18.6cm" svg:y1="8cm" svg:x2="10.6cm" svg:y2="10.8cm" draw:start-shape="id6" draw:start-glue-point="6" draw:end-shape="id9" draw:end-glue-point="4" svg:d="m18600 8000-8000 2800">
          <text:p/>
        </draw:connector>
        <draw:connector draw:style-name="gr3" draw:text-style-name="P2" draw:layer="layout" draw:type="line" svg:x1="24.6cm" svg:y1="8cm" svg:x2="10.6cm" svg:y2="10.8cm" draw:start-shape="id7" draw:start-glue-point="6" draw:end-shape="id9" draw:end-glue-point="4" svg:d="m24600 8000-14000 2800">
          <text:p/>
        </draw:connector>
        <draw:connector draw:style-name="gr3" draw:text-style-name="P2" draw:layer="layout" draw:type="line" svg:x1="2.6cm" svg:y1="8cm" svg:x2="14.6cm" svg:y2="10.8cm" draw:start-shape="id1" draw:start-glue-point="6" draw:end-shape="id10" svg:d="m2600 8000 12000 2800">
          <text:p/>
        </draw:connector>
        <draw:connector draw:style-name="gr3" draw:text-style-name="P2" draw:layer="layout" draw:type="line" svg:x1="6.6cm" svg:y1="8cm" svg:x2="14.6cm" svg:y2="10.8cm" draw:start-shape="id3" draw:start-glue-point="6" draw:end-shape="id10" draw:end-glue-point="4" svg:d="m6600 8000 8000 2800">
          <text:p/>
        </draw:connector>
        <draw:connector draw:style-name="gr3" draw:text-style-name="P2" draw:layer="layout" draw:type="line" svg:x1="10.6cm" svg:y1="8cm" svg:x2="14.6cm" svg:y2="10.8cm" draw:start-shape="id4" draw:start-glue-point="6" draw:end-shape="id10" draw:end-glue-point="4" svg:d="m10600 8000 4000 2800">
          <text:p/>
        </draw:connector>
        <draw:connector draw:style-name="gr3" draw:text-style-name="P2" draw:layer="layout" draw:type="line" svg:x1="14.6cm" svg:y1="8cm" svg:x2="14.6cm" svg:y2="10.8cm" draw:start-shape="id5" draw:start-glue-point="6" draw:end-shape="id10" draw:end-glue-point="4" svg:d="m14600 8000v2800">
          <text:p/>
        </draw:connector>
        <draw:connector draw:style-name="gr3" draw:text-style-name="P2" draw:layer="layout" draw:type="line" svg:x1="18.6cm" svg:y1="8cm" svg:x2="14.6cm" svg:y2="10.8cm" draw:start-shape="id6" draw:start-glue-point="6" draw:end-shape="id10" draw:end-glue-point="4" svg:d="m18600 8000-4000 2800">
          <text:p/>
        </draw:connector>
        <draw:connector draw:style-name="gr3" draw:text-style-name="P2" draw:layer="layout" draw:type="line" svg:x1="24.6cm" svg:y1="8cm" svg:x2="14.6cm" svg:y2="10.8cm" draw:start-shape="id7" draw:start-glue-point="6" draw:end-shape="id10" draw:end-glue-point="4" svg:d="m24600 8000-10000 2800">
          <text:p/>
        </draw:connector>
        <draw:connector draw:style-name="gr3" draw:text-style-name="P2" draw:layer="layout" draw:type="line" svg:x1="2.6cm" svg:y1="8cm" svg:x2="18.6cm" svg:y2="10.8cm" draw:start-shape="id1" draw:start-glue-point="6" draw:end-shape="id11" svg:d="m2600 8000 16000 2800">
          <text:p/>
        </draw:connector>
        <draw:connector draw:style-name="gr3" draw:text-style-name="P2" draw:layer="layout" draw:type="line" svg:x1="6.6cm" svg:y1="8cm" svg:x2="18.6cm" svg:y2="10.8cm" draw:start-shape="id3" draw:start-glue-point="6" draw:end-shape="id11" draw:end-glue-point="4" svg:d="m6600 8000 12000 2800">
          <text:p/>
        </draw:connector>
        <draw:connector draw:style-name="gr3" draw:text-style-name="P2" draw:layer="layout" draw:type="line" svg:x1="10.6cm" svg:y1="8cm" svg:x2="18.6cm" svg:y2="10.8cm" draw:start-shape="id4" draw:start-glue-point="6" draw:end-shape="id11" draw:end-glue-point="4" svg:d="m10600 8000 8000 2800">
          <text:p/>
        </draw:connector>
        <draw:connector draw:style-name="gr3" draw:text-style-name="P2" draw:layer="layout" draw:type="line" svg:x1="14.6cm" svg:y1="8cm" svg:x2="18.6cm" svg:y2="10.8cm" draw:start-shape="id5" draw:start-glue-point="6" draw:end-shape="id11" draw:end-glue-point="4" svg:d="m14600 8000 4000 2800">
          <text:p/>
        </draw:connector>
        <draw:connector draw:style-name="gr3" draw:text-style-name="P2" draw:layer="layout" draw:type="line" svg:x1="18.6cm" svg:y1="8cm" svg:x2="18.6cm" svg:y2="10.8cm" draw:start-shape="id6" draw:start-glue-point="6" draw:end-shape="id11" draw:end-glue-point="4" svg:d="m18600 8000v2800">
          <text:p/>
        </draw:connector>
        <draw:connector draw:style-name="gr3" draw:text-style-name="P2" draw:layer="layout" draw:type="line" svg:x1="24.6cm" svg:y1="8cm" svg:x2="18.6cm" svg:y2="10.8cm" draw:start-shape="id7" draw:start-glue-point="6" draw:end-shape="id11" draw:end-glue-point="4" svg:d="m24600 8000-6000 2800">
          <text:p/>
        </draw:connector>
        <draw:connector draw:style-name="gr3" draw:text-style-name="P2" draw:layer="layout" draw:type="line" svg:x1="2.6cm" svg:y1="8cm" svg:x2="24.6cm" svg:y2="10.8cm" draw:start-shape="id1" draw:start-glue-point="6" draw:end-shape="id12" draw:end-glue-point="4" svg:d="m2600 8000 22000 2800">
          <text:p/>
        </draw:connector>
        <draw:connector draw:style-name="gr3" draw:text-style-name="P2" draw:layer="layout" draw:type="line" svg:x1="6.6cm" svg:y1="8cm" svg:x2="24.6cm" svg:y2="10.8cm" draw:start-shape="id3" draw:start-glue-point="6" draw:end-shape="id12" draw:end-glue-point="4" svg:d="m6600 8000 18000 2800">
          <text:p/>
        </draw:connector>
        <draw:connector draw:style-name="gr3" draw:text-style-name="P2" draw:layer="layout" draw:type="line" svg:x1="10.6cm" svg:y1="8cm" svg:x2="24.6cm" svg:y2="10.8cm" draw:start-shape="id4" draw:start-glue-point="6" draw:end-shape="id12" draw:end-glue-point="4" svg:d="m10600 8000 14000 2800">
          <text:p/>
        </draw:connector>
        <draw:connector draw:style-name="gr3" draw:text-style-name="P2" draw:layer="layout" draw:type="line" svg:x1="14.6cm" svg:y1="8cm" svg:x2="24.6cm" svg:y2="10.8cm" draw:start-shape="id5" draw:start-glue-point="6" draw:end-shape="id12" draw:end-glue-point="4" svg:d="m14600 8000 10000 2800">
          <text:p/>
        </draw:connector>
        <draw:connector draw:style-name="gr3" draw:text-style-name="P2" draw:layer="layout" draw:type="line" svg:x1="18.6cm" svg:y1="8cm" svg:x2="24.6cm" svg:y2="10.8cm" draw:start-shape="id6" draw:start-glue-point="6" draw:end-shape="id12" draw:end-glue-point="4" svg:d="m18600 8000 6000 2800">
          <text:p/>
        </draw:connector>
        <draw:connector draw:style-name="gr3" draw:text-style-name="P2" draw:layer="layout" draw:type="line" svg:x1="24.6cm" svg:y1="8cm" svg:x2="24.6cm" svg:y2="10.8cm" draw:start-shape="id7" draw:start-glue-point="6" draw:end-shape="id12" draw:end-glue-point="4" svg:d="m24600 8000v2800">
          <text:p/>
        </draw:connector>
        <draw:custom-shape draw:style-name="gr2" draw:text-style-name="P2" xml:id="id14" draw:id="id14" draw:layer="layout" svg:width="1.2cm" svg:height="1.2cm" svg:x="6cm" svg:y="14.8cm">
          <text:p text:style-name="P2">P2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1.2cm" svg:height="1.2cm" svg:x="2cm" svg:y="14.8cm">
          <text:p text:style-name="P2">P1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1.2cm" svg:height="1.2cm" svg:x="10cm" svg:y="14.8cm">
          <text:p text:style-name="P2">P3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6" draw:id="id16" draw:layer="layout" svg:width="1.2cm" svg:height="1.2cm" svg:x="14cm" svg:y="14.8cm">
          <text:p text:style-name="P2">P4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1.2cm" svg:height="1.2cm" svg:x="18cm" svg:y="14.8cm">
          <text:p text:style-name="P2">P5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8" draw:id="id18" draw:layer="layout" svg:width="1.2cm" svg:height="1.2cm" svg:x="24cm" svg:y="14.8cm">
          <text:p text:style-name="P2">Pn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2.6cm" svg:y1="12cm" svg:x2="2.6cm" svg:y2="14.8cm" draw:start-shape="id2" draw:start-glue-point="6" draw:end-shape="id13" draw:end-glue-point="4" svg:d="m2600 12000v2800">
          <text:p/>
        </draw:connector>
        <draw:connector draw:style-name="gr3" draw:text-style-name="P2" draw:layer="layout" draw:type="line" svg:x1="6.6cm" svg:y1="12cm" svg:x2="6.6cm" svg:y2="14.8cm" draw:start-shape="id8" draw:start-glue-point="6" draw:end-shape="id14" svg:d="m6600 12000v2800">
          <text:p/>
        </draw:connector>
        <draw:connector draw:style-name="gr3" draw:text-style-name="P2" draw:layer="layout" draw:type="line" svg:x1="10.6cm" svg:y1="12cm" svg:x2="10.6cm" svg:y2="14.8cm" draw:start-shape="id9" draw:start-glue-point="6" draw:end-shape="id15" draw:end-glue-point="4" svg:d="m10600 12000v2800">
          <text:p/>
        </draw:connector>
        <draw:connector draw:style-name="gr3" draw:text-style-name="P2" draw:layer="layout" draw:type="line" svg:x1="14.6cm" svg:y1="12cm" svg:x2="14.6cm" svg:y2="14.8cm" draw:start-shape="id10" draw:start-glue-point="6" draw:end-shape="id16" draw:end-glue-point="4" svg:d="m14600 12000v2800">
          <text:p/>
        </draw:connector>
        <draw:connector draw:style-name="gr3" draw:text-style-name="P2" draw:layer="layout" draw:type="line" svg:x1="18.6cm" svg:y1="12cm" svg:x2="18.6cm" svg:y2="14.8cm" draw:start-shape="id11" draw:start-glue-point="6" draw:end-shape="id17" draw:end-glue-point="4" svg:d="m18600 12000v2800">
          <text:p/>
        </draw:connector>
        <draw:connector draw:style-name="gr3" draw:text-style-name="P2" draw:layer="layout" draw:type="line" svg:x1="24.6cm" svg:y1="12cm" svg:x2="24.6cm" svg:y2="14.8cm" draw:start-shape="id12" draw:start-glue-point="6" draw:end-shape="id18" draw:end-glue-point="4" svg:d="m24600 12000v2800">
          <text:p/>
        </draw:connector>
        <draw:frame draw:style-name="gr4" draw:text-style-name="P3" draw:layer="layout" svg:width="1.4cm" svg:height="1.276cm" svg:x="21.1cm" svg:y="14.724cm">
          <draw:text-box>
            <text:p text:style-name="P3"><text:span text:style-name="T1">...</text:span></text:p>
          </draw:text-box>
        </draw:frame>
        <draw:frame draw:style-name="gr4" draw:text-style-name="P3" draw:layer="layout" svg:width="1.4cm" svg:height="1.276cm" svg:x="21.1cm" svg:y="10.8cm">
          <draw:text-box>
            <text:p text:style-name="P3"><text:span text:style-name="T1">...</text:span></text:p>
          </draw:text-box>
        </draw:frame>
        <draw:frame draw:style-name="gr4" draw:text-style-name="P3" draw:layer="layout" svg:width="1.4cm" svg:height="1.276cm" svg:x="21.1cm" svg:y="6.724cm">
          <draw:text-box>
            <text:p text:style-name="P3"><text:span text:style-name="T1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5" draw:text-style-name="P2" draw:layer="layout" svg:width="9.993cm" svg:height="9.962cm" svg:x="7.999cm" svg:y="10.0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achbarschaf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oblem: O(n²) Interaktionsberechnungen</text:p>
              </text:list-item>
              <text:list-item>
                <text:p>Lösung: Beschränkung auf (un-)mittelbare Nachbarschaft</text:p>
              </text:list-item>
            </text:list>
          </draw:text-box>
        </draw:frame>
        <draw:connector draw:style-name="gr6" draw:text-style-name="P2" xml:id="id19" draw:id="id19" draw:layer="layout" draw:type="line" svg:x1="3.957cm" svg:y1="9.962cm" svg:x2="23.997cm" svg:y2="10.008cm" svg:d="m3957 9962 20040 46">
          <text:p/>
        </draw:connector>
        <draw:connector draw:style-name="gr6" draw:text-style-name="P2" draw:layer="layout" draw:type="line" svg:x1="3.957cm" svg:y1="9.962cm" svg:x2="4.003cm" svg:y2="19.97cm" draw:start-shape="id19" draw:start-glue-point="2" draw:end-shape="id20" draw:end-glue-point="2" svg:d="m3957 9962 46 10008">
          <text:p/>
        </draw:connector>
        <draw:connector draw:style-name="gr6" draw:text-style-name="P2" draw:layer="layout" draw:type="line" svg:x1="3.98cm" svg:y1="17.991cm" svg:x2="24.02cm" svg:y2="17.968cm" svg:d="m3980 17991 20040-23">
          <text:p/>
        </draw:connector>
        <draw:connector draw:style-name="gr6" draw:text-style-name="P2" draw:layer="layout" draw:type="line" svg:x1="23.997cm" svg:y1="19.947cm" svg:x2="23.997cm" svg:y2="10.008cm" draw:start-shape="id20" draw:start-glue-point="3" draw:end-shape="id19" draw:end-glue-point="3" svg:d="m23997 19947v-9939">
          <text:p/>
        </draw:connector>
        <draw:connector draw:style-name="gr6" draw:text-style-name="P2" draw:layer="layout" draw:type="line" svg:x1="3.957cm" svg:y1="12.009cm" svg:x2="24.02cm" svg:y2="12.032cm" svg:d="m3957 12009 20063 23">
          <text:p/>
        </draw:connector>
        <draw:connector draw:style-name="gr6" draw:text-style-name="P2" draw:layer="layout" draw:type="line" svg:x1="3.98cm" svg:y1="14.034cm" svg:x2="23.997cm" svg:y2="14.011cm" svg:d="m3980 14034 20017-23">
          <text:p/>
        </draw:connector>
        <draw:connector draw:style-name="gr6" draw:text-style-name="P2" draw:layer="layout" draw:type="line" svg:x1="3.98cm" svg:y1="15.99cm" svg:x2="24.02cm" svg:y2="16.013cm" svg:d="m3980 15990 20040 23">
          <text:p/>
        </draw:connector>
        <draw:connector draw:style-name="gr6" draw:text-style-name="P2" draw:layer="layout" draw:type="line" svg:x1="6.028cm" svg:y1="9.962cm" svg:x2="5.998cm" svg:y2="19.964cm" svg:d="m6028 9962-30 10002">
          <text:p/>
        </draw:connector>
        <draw:connector draw:style-name="gr6" draw:text-style-name="P2" draw:layer="layout" draw:type="line" svg:x1="8.002cm" svg:y1="19.98cm" svg:x2="8.007cm" svg:y2="9.985cm" svg:d="m8002 19980 5-9995">
          <text:p/>
        </draw:connector>
        <draw:connector draw:style-name="gr6" draw:text-style-name="P2" draw:layer="layout" draw:type="line" svg:x1="10.006cm" svg:y1="19.948cm" svg:x2="10.008cm" svg:y2="9.985cm" svg:d="m10006 19948 2-9963">
          <text:p/>
        </draw:connector>
        <draw:connector draw:style-name="gr6" draw:text-style-name="P2" draw:layer="layout" draw:type="line" svg:x1="12.011cm" svg:y1="19.98cm" svg:x2="11.987cm" svg:y2="9.985cm" svg:d="m12011 19980-24-9995">
          <text:p/>
        </draw:connector>
        <draw:connector draw:style-name="gr6" draw:text-style-name="P2" draw:layer="layout" draw:type="line" svg:x1="14cm" svg:y1="19.958cm" svg:x2="13.977cm" svg:y2="9.985cm" draw:start-shape="id20" draw:start-glue-point="0" draw:end-shape="id19" draw:end-glue-point="0" svg:d="m14000 19958-23-9973">
          <text:p/>
        </draw:connector>
        <draw:connector draw:style-name="gr6" draw:text-style-name="P2" draw:layer="layout" draw:type="line" svg:x1="15.99cm" svg:y1="9.985cm" svg:x2="16.036cm" svg:y2="19.948cm" svg:d="m15990 9985 46 9963">
          <text:p/>
        </draw:connector>
        <draw:connector draw:style-name="gr6" draw:text-style-name="P2" draw:layer="layout" draw:type="line" svg:x1="17.992cm" svg:y1="9.985cm" svg:x2="18.024cm" svg:y2="19.948cm" svg:d="m17992 9985 32 9963">
          <text:p/>
        </draw:connector>
        <draw:connector draw:style-name="gr6" draw:text-style-name="P2" draw:layer="layout" draw:type="line" svg:x1="19.97cm" svg:y1="9.985cm" svg:x2="20.013cm" svg:y2="19.98cm" svg:d="m19970 9985 43 9995">
          <text:p/>
        </draw:connector>
        <draw:connector draw:style-name="gr6" draw:text-style-name="P2" draw:layer="layout" draw:type="line" svg:x1="21.995cm" svg:y1="10.008cm" svg:x2="22.033cm" svg:y2="19.964cm" svg:d="m21995 10008 38 9956">
          <text:p/>
        </draw:connector>
        <draw:custom-shape draw:style-name="gr7" draw:text-style-name="P2" draw:layer="layout" svg:width="0.4cm" svg:height="0.4cm" svg:x="6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7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5" draw:id="id25" draw:layer="layout" svg:width="0.4cm" svg:height="0.4cm" svg:x="8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6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3" draw:id="id23" draw:layer="layout" svg:width="0.4cm" svg:height="0.4cm" svg:x="10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0.4cm" svg:height="0.4cm" svg:x="10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7" draw:id="id37" draw:layer="layout" svg:width="0.4cm" svg:height="0.4cm" svg:x="1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1" draw:id="id21" draw:layer="layout" svg:width="0.4cm" svg:height="0.4cm" svg:x="1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0" draw:id="id30" draw:layer="layout" svg:width="0.4cm" svg:height="0.4cm" svg:x="1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2" draw:id="id22" draw:layer="layout" svg:width="0.4cm" svg:height="0.4cm" svg:x="13.2cm" svg:y="1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4" draw:id="id24" draw:layer="layout" svg:width="0.4cm" svg:height="0.4cm" svg:x="8.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4.8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5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7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7" draw:id="id27" draw:layer="layout" svg:width="0.4cm" svg:height="0.4cm" svg:x="9cm" svg:y="1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6" draw:id="id36" draw:layer="layout" svg:width="0.4cm" svg:height="0.4cm" svg:x="16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5" draw:id="id35" draw:layer="layout" svg:width="0.4cm" svg:height="0.4cm" svg:x="15.5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4" draw:id="id34" draw:layer="layout" svg:width="0.4cm" svg:height="0.4cm" svg:x="17.4cm" svg:y="1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8" draw:id="id38" draw:layer="layout" svg:width="0.4cm" svg:height="0.4cm" svg:x="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1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18cm" svg:y="1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19.9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21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19.9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21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2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22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2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23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xml:id="id20" draw:id="id20" draw:layer="layout" draw:type="line" svg:x1="4.003cm" svg:y1="19.97cm" svg:x2="23.997cm" svg:y2="19.947cm" svg:d="m4003 19970 19994-23">
          <text:p/>
        </draw:connector>
        <draw:custom-shape draw:style-name="gr7" draw:text-style-name="P2" draw:layer="layout" svg:width="0.4cm" svg:height="0.4cm" svg:x="7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5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8" draw:id="id28" draw:layer="layout" svg:width="0.4cm" svg:height="0.4cm" svg:x="12.2cm" svg:y="15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9" draw:id="id29" draw:layer="layout" svg:width="0.4cm" svg:height="0.4cm" svg:x="10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1" draw:id="id31" draw:layer="layout" svg:width="0.4cm" svg:height="0.4cm" svg:x="13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2" draw:id="id32" draw:layer="layout" svg:width="0.4cm" svg:height="0.4cm" svg:x="14.6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3" draw:id="id33" draw:layer="layout" svg:width="0.4cm" svg:height="0.4cm" svg:x="17.2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19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2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cm" svg:height="0.4cm" svg:x="22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2.542cm" svg:y1="12.942cm" svg:x2="13.4cm" svg:y2="14.365cm" draw:start-shape="id21" draw:start-glue-point="9" draw:end-shape="id22" draw:end-glue-point="4" svg:d="m12542 12942 858 1423">
          <text:p/>
        </draw:connector>
        <draw:connector draw:style-name="gr10" draw:text-style-name="P2" draw:layer="layout" draw:type="line" svg:x1="10.942cm" svg:y1="11.542cm" svg:x2="13.258cm" svg:y2="14.423cm" draw:start-shape="id23" draw:start-glue-point="9" draw:end-shape="id22" draw:end-glue-point="5" svg:d="m10942 11542 2316 2881">
          <text:p/>
        </draw:connector>
        <draw:connector draw:style-name="gr10" draw:text-style-name="P2" draw:layer="layout" draw:type="line" svg:x1="8.942cm" svg:y1="12.374cm" svg:x2="13.2cm" svg:y2="14.565cm" draw:start-shape="id24" draw:start-glue-point="9" draw:end-shape="id22" draw:end-glue-point="6" svg:d="m8942 12374 4258 2191">
          <text:p/>
        </draw:connector>
        <draw:connector draw:style-name="gr10" draw:text-style-name="P2" draw:layer="layout" draw:type="line" svg:x1="8.6cm" svg:y1="14.6cm" svg:x2="13.2cm" svg:y2="14.565cm" draw:start-shape="id25" draw:start-glue-point="10" draw:end-shape="id22" draw:end-glue-point="6" svg:d="m8600 14600 4600-35">
          <text:p/>
        </draw:connector>
        <draw:connector draw:style-name="gr10" draw:text-style-name="P2" draw:layer="layout" draw:type="line" svg:x1="10.742cm" svg:y1="15.458cm" svg:x2="13.258cm" svg:y2="14.707cm" draw:start-shape="id26" draw:start-glue-point="11" draw:end-shape="id22" draw:end-glue-point="7" svg:d="m10742 15458 2516-751">
          <text:p/>
        </draw:connector>
        <draw:connector draw:style-name="gr10" draw:text-style-name="P2" draw:layer="layout" draw:type="line" svg:x1="9.342cm" svg:y1="17.626cm" svg:x2="13.258cm" svg:y2="14.707cm" draw:start-shape="id27" draw:start-glue-point="11" draw:end-shape="id22" draw:end-glue-point="7" svg:d="m9342 17626 3916-2919">
          <text:p/>
        </draw:connector>
        <draw:connector draw:style-name="gr10" draw:text-style-name="P2" draw:layer="layout" draw:type="line" svg:x1="12.542cm" svg:y1="15.516cm" svg:x2="13.258cm" svg:y2="14.707cm" draw:start-shape="id28" draw:start-glue-point="11" draw:end-shape="id22" draw:end-glue-point="7" svg:d="m12542 15516 716-809">
          <text:p/>
        </draw:connector>
        <draw:connector draw:style-name="gr10" draw:text-style-name="P2" draw:layer="layout" draw:type="line" svg:x1="10.6cm" svg:y1="19.4cm" svg:x2="13.258cm" svg:y2="14.707cm" draw:start-shape="id29" draw:start-glue-point="4" draw:end-shape="id22" draw:end-glue-point="7" svg:d="m10600 19400 2658-4693">
          <text:p/>
        </draw:connector>
        <draw:connector draw:style-name="gr10" draw:text-style-name="P2" draw:layer="layout" draw:type="line" svg:x1="12.6cm" svg:y1="16.4cm" svg:x2="13.4cm" svg:y2="14.765cm" draw:start-shape="id30" draw:start-glue-point="4" draw:end-shape="id22" draw:end-glue-point="8" svg:d="m12600 16400 800-1635">
          <text:p/>
        </draw:connector>
        <draw:connector draw:style-name="gr10" draw:text-style-name="P2" draw:layer="layout" draw:type="line" svg:x1="13.6cm" svg:y1="18cm" svg:x2="13.4cm" svg:y2="14.765cm" draw:start-shape="id31" draw:start-glue-point="4" draw:end-shape="id22" draw:end-glue-point="8" svg:d="m13600 18000-200-3235">
          <text:p/>
        </draw:connector>
        <draw:connector draw:style-name="gr10" draw:text-style-name="P2" draw:layer="layout" draw:type="line" svg:x1="14.8cm" svg:y1="19.2cm" svg:x2="13.542cm" svg:y2="14.707cm" draw:start-shape="id32" draw:start-glue-point="4" draw:end-shape="id22" draw:end-glue-point="9" svg:d="m14800 19200-1258-4493">
          <text:p/>
        </draw:connector>
        <draw:connector draw:style-name="gr10" draw:text-style-name="P2" draw:layer="layout" draw:type="line" svg:x1="17.258cm" svg:y1="18.058cm" svg:x2="13.542cm" svg:y2="14.707cm" draw:start-shape="id33" draw:start-glue-point="5" draw:end-shape="id22" draw:end-glue-point="9" svg:d="m17258 18058-3716-3351">
          <text:p/>
        </draw:connector>
        <draw:connector draw:style-name="gr10" draw:text-style-name="P2" draw:layer="layout" draw:type="line" svg:x1="17.4cm" svg:y1="17.293cm" svg:x2="13.542cm" svg:y2="14.707cm" draw:start-shape="id34" draw:start-glue-point="6" draw:end-shape="id22" draw:end-glue-point="9" svg:d="m17400 17293-3858-2586">
          <text:p/>
        </draw:connector>
        <draw:connector draw:style-name="gr10" draw:text-style-name="P2" draw:layer="layout" draw:type="line" svg:x1="15.59cm" svg:y1="15.6cm" svg:x2="13.542cm" svg:y2="14.707cm" draw:start-shape="id35" draw:start-glue-point="6" draw:end-shape="id22" draw:end-glue-point="9" svg:d="m15590 15600-2048-893">
          <text:p/>
        </draw:connector>
        <draw:connector draw:style-name="gr10" draw:text-style-name="P2" draw:layer="layout" draw:type="line" svg:x1="16.2cm" svg:y1="13.6cm" svg:x2="13.6cm" svg:y2="14.565cm" draw:start-shape="id36" draw:start-glue-point="6" draw:end-shape="id22" draw:end-glue-point="10" svg:d="m16200 13600-2600 965">
          <text:p/>
        </draw:connector>
        <draw:connector draw:style-name="gr10" draw:text-style-name="P2" draw:layer="layout" draw:type="line" svg:x1="14.4cm" svg:y1="11.8cm" svg:x2="13.4cm" svg:y2="14.365cm" draw:start-shape="id37" draw:start-glue-point="8" draw:end-shape="id22" draw:end-glue-point="4" svg:d="m14400 11800-1000 2565">
          <text:p/>
        </draw:connector>
        <draw:connector draw:style-name="gr10" draw:text-style-name="P2" draw:layer="layout" draw:type="line" svg:x1="16.058cm" svg:y1="10.942cm" svg:x2="13.542cm" svg:y2="14.423cm" draw:start-shape="id38" draw:start-glue-point="7" draw:end-shape="id22" draw:end-glue-point="11" svg:d="m16058 10942-2516 348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0:08:52</meta:creation-date>
    <dc:date>2013-09-04T11:23:54</dc:date>
    <meta:editing-duration>PT12M29S</meta:editing-duration>
    <meta:editing-cycles>1</meta:editing-cycles>
    <meta:document-statistic meta:object-count="171"/>
    <meta:generator>LibreOffice/3.5$Linux_X86_64 LibreOffice_project/350m1$Build-403</meta:generator>
  </office:meta>
</office:document-meta>
</file>